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66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6600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font-name="Liberation Mono"/>
    </style:style>
    <style:style style:name="ce15" style:family="table-cell" style:parent-style-name="Default">
      <style:table-cell-properties fo:wrap-option="wrap"/>
      <style:text-properties fo:color="#313739" style:text-outline="false" style:text-line-through-styl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Cantarel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313739" style:text-outline="false" style:text-line-through-style="none" style:font-name="Cumberlan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Cantarel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/>
      <style:text-properties style:font-name="Liberation Mono"/>
    </style:style>
    <style:style style:name="ce18" style:family="table-cell" style:parent-style-name="Default">
      <style:table-cell-properties fo:wrap-option="wrap"/>
      <style:text-properties fo:color="#313739" style:text-outline="false" style:text-line-through-style="none" style:font-name="Liberation Mono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name-complex="Cantarell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/>
      <style:text-properties style:font-name="Liberation Mono" fo:font-weight="bold" style:font-weight-asian="bold" style:font-weight-complex="bold"/>
    </style:style>
    <style:style style:name="ce20" style:family="table-cell" style:parent-style-name="Default">
      <style:table-cell-properties fo:background-color="#33ff99" fo:wrap-option="wrap"/>
      <style:text-properties fo:color="#0066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Mono"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default-cell-style-name="ce23"/>
        <table:table-column table:style-name="co10" table:default-cell-style-name="ce2"/>
        <table:table-column table:style-name="co10" table:number-columns-repeated="1012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Stemed=False</text:p>
          </table:table-cell>
          <table:covered-table-cell table:style-name="ce7"/>
          <table:covered-table-cell table:style-name="ce17"/>
          <table:table-cell table:style-name="ce19"/>
          <table:table-cell table:style-name="ce7" office:value-type="string" table:number-columns-spanned="2" table:number-rows-spanned="1">
            <text:p>Stemmed Vectorization</text:p>
          </table:table-cell>
          <table:covered-table-cell table:style-name="ce19"/>
          <table:table-cell table:style-name="ce4" office:value-type="string">
            <text:p>n_samples</text:p>
          </table:table-cell>
          <table:table-cell table:style-name="ce4" office:value-type="string">
            <text:p>Remark</text:p>
          </table:table-cell>
          <table:table-cell table:style-name="ce4" office:value-type="string">
            <text:p>Stop Words</text:p>
          </table:table-cell>
          <table:table-cell table:style-name="ce4" table:number-columns-repeated="2"/>
          <table:table-cell table:style-name="ce1" table:number-columns-repeated="1012"/>
        </table:table-row>
        <table:table-row table:style-name="ro3">
          <table:table-cell table:style-name="ce3" office:value-type="string">
            <text:p>Attribute Names</text:p>
          </table:table-cell>
          <table:table-cell table:style-name="ce3" office:value-type="string">
            <text:p>n_features (A)</text:p>
          </table:table-cell>
          <table:table-cell table:style-name="ce3"/>
          <table:table-cell table:style-name="ce3" office:value-type="string">
            <text:p>sparcity(%)</text:p>
          </table:table-cell>
          <table:table-cell table:style-name="ce3"/>
          <table:table-cell table:style-name="ce3" office:value-type="string">
            <text:p>n_features</text:p>
          </table:table-cell>
          <table:table-cell table:style-name="ce3" office:value-type="string">
            <text:p>sparcity(%)</text:p>
          </table:table-cell>
          <table:table-cell table:style-name="ce4" table:number-columns-repeated="2"/>
          <table:table-cell table:style-name="ce22" office:value-type="string">
            <text:p>Chinese</text:p>
          </table:table-cell>
          <table:table-cell/>
          <table:table-cell table:style-name="ce4"/>
          <table:table-cell table:style-name="ce1" table:number-columns-repeated="1012"/>
        </table:table-row>
        <table:table-row table:style-name="ro4">
          <table:table-cell table:style-name="ce4" office:value-type="string">
            <text:p>Category</text:p>
          </table:table-cell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string">
            <text:p>10K</text:p>
          </table:table-cell>
          <table:table-cell/>
          <table:table-cell office:value-type="string">
            <text:p>English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ALLLang</text:p>
          </table:table-cell>
          <table:table-cell table:style-name="ce9" office:value-type="float" office:value="16">
            <text:p>16</text:p>
          </table:table-cell>
          <table:table-cell table:style-name="ce14"/>
          <table:table-cell table:style-name="ce12" office:value-type="float" office:value="2.796875">
            <text:p>2.796875</text:p>
          </table:table-cell>
          <table:table-cell/>
          <table:table-cell table:style-name="ce9" office:value-type="float" office:value="41">
            <text:p>41</text:p>
          </table:table-cell>
          <table:table-cell table:style-name="ce20" office:value-type="float" office:value="2.439024">
            <text:p>2.439024</text:p>
          </table:table-cell>
          <table:table-cell office:value-type="string">
            <text:p>10K</text:p>
          </table:table-cell>
          <table:table-cell/>
          <table:table-cell office:value-type="string">
            <text:p>Italian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(Pure Eng. w) OnlyEng</text:p>
          </table:table-cell>
          <table:table-cell table:style-name="ce8" office:value-type="float" office:value="41">
            <text:p>41</text:p>
          </table:table-cell>
          <table:table-cell table:style-name="ce10"/>
          <table:table-cell table:style-name="ce13" office:value-type="float" office:value="2.4390243902439">
            <text:p>2.4390243902</text:p>
          </table:table-cell>
          <table:table-cell/>
          <table:table-cell table:style-name="ce8" office:value-type="float" office:value="16">
            <text:p>16</text:p>
          </table:table-cell>
          <table:table-cell table:style-name="ce13" office:value-type="float" office:value="2.796875">
            <text:p>2.796875</text:p>
          </table:table-cell>
          <table:table-cell office:value-type="string">
            <text:p>10K</text:p>
          </table:table-cell>
          <table:table-cell/>
          <table:table-cell office:value-type="string">
            <text:p>Espanoil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Description</text:p>
          </table:table-cell>
          <table:table-cell table:style-name="ce10" table:number-columns-repeated="2"/>
          <table:table-cell table:style-name="ce8"/>
          <table:table-cell table:number-columns-repeated="2"/>
          <table:table-cell table:style-name="ce21"/>
          <table:table-cell table:number-columns-repeated="2"/>
          <table:table-cell office:value-type="string">
            <text:p>Arabic</text:p>
          </table:table-cell>
          <table:table-cell table:number-columns-repeated="1014"/>
        </table:table-row>
        <table:table-row table:style-name="ro5">
          <table:table-cell table:style-name="ce5" office:value-type="string">
            <text:p>AllLang</text:p>
          </table:table-cell>
          <table:table-cell table:style-name="ce11" office:value-type="float" office:value="79510">
            <text:p>79510</text:p>
          </table:table-cell>
          <table:table-cell table:style-name="ce3"/>
          <table:table-cell table:style-name="ce18" office:value-type="float" office:value="0.103079361086656">
            <text:p>0.1030793611</text:p>
          </table:table-cell>
          <table:table-cell/>
          <table:table-cell table:style-name="ce8" office:value-type="float" office:value="67006">
            <text:p>67006</text:p>
          </table:table-cell>
          <table:table-cell table:style-name="ce8" office:value-type="float" office:value="0.113673999343342">
            <text:p>0.1136739993</text:p>
          </table:table-cell>
          <table:table-cell office:value-type="string">
            <text:p>5K</text:p>
          </table:table-cell>
          <table:table-cell table:style-name="ce4"/>
          <table:table-cell office:value-type="string">
            <text:p>Swedish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(Pure Eng. w) OnlyEng</text:p>
          </table:table-cell>
          <table:table-cell table:style-name="ce11" office:value-type="float" office:value="79510">
            <text:p>79510</text:p>
          </table:table-cell>
          <table:table-cell table:style-name="ce3"/>
          <table:table-cell table:style-name="ce18" office:value-type="float" office:value="0.103079361086656">
            <text:p>0.1030793611</text:p>
          </table:table-cell>
          <table:table-cell/>
          <table:table-cell table:style-name="ce8" office:value-type="float" office:value="9380">
            <text:p>9380</text:p>
          </table:table-cell>
          <table:table-cell table:style-name="ce15" office:value-type="float" office:value="0.580074626865672">
            <text:p>0.5800746269</text:p>
          </table:table-cell>
          <table:table-cell office:value-type="string">
            <text:p>5K</text:p>
          </table:table-cell>
          <table:table-cell/>
          <table:table-cell office:value-type="string">
            <text:p>Japanese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Name</text:p>
          </table:table-cell>
          <table:table-cell table:style-name="ce10" table:number-columns-repeated="2"/>
          <table:table-cell table:style-name="ce8"/>
          <table:table-cell table:number-columns-repeated="2"/>
          <table:table-cell table:style-name="ce21"/>
          <table:table-cell table:number-columns-repeated="2"/>
          <table:table-cell office:value-type="string">
            <text:p>Finish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AllLang</text:p>
          </table:table-cell>
          <table:table-cell table:style-name="ce11" office:value-type="float" office:value="9204">
            <text:p>9204</text:p>
          </table:table-cell>
          <table:table-cell table:style-name="ce3"/>
          <table:table-cell table:style-name="ce18" office:value-type="float" office:value="0.0305747501086484">
            <text:p>0.0305747501</text:p>
          </table:table-cell>
          <table:table-cell/>
          <table:table-cell table:style-name="ce8"/>
          <table:table-cell table:style-name="ce8" office:value-type="float" office:value="0.0581003236245955">
            <text:p>0.0581003236</text:p>
          </table:table-cell>
          <table:table-cell office:value-type="string">
            <text:p>10K</text:p>
          </table:table-cell>
          <table:table-cell/>
          <table:table-cell office:value-type="string">
            <text:p>Latin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(Pure Eng. w) OnlyEng</text:p>
          </table:table-cell>
          <table:table-cell table:style-name="ce11" office:value-type="float" office:value="9204">
            <text:p>9204</text:p>
          </table:table-cell>
          <table:table-cell table:style-name="ce3"/>
          <table:table-cell table:style-name="ce18" office:value-type="float" office:value="0.0305747501086484">
            <text:p>0.0305747501</text:p>
          </table:table-cell>
          <table:table-cell/>
          <table:table-cell table:style-name="ce8" office:value-type="float" office:value="3090">
            <text:p>3090</text:p>
          </table:table-cell>
          <table:table-cell table:style-name="ce15" office:value-type="float" office:value="0.0337264666585692">
            <text:p>0.0337264667</text:p>
          </table:table-cell>
          <table:table-cell office:value-type="string">
            <text:p>10K</text:p>
          </table:table-cell>
          <table:table-cell/>
          <table:table-cell office:value-type="string">
            <text:p>French</text:p>
          </table:table-cell>
          <table:table-cell table:number-columns-repeated="1014"/>
        </table:table-row>
        <table:table-row table:style-name="ro6">
          <table:table-cell table:style-name="ce2"/>
          <table:table-cell table:style-name="ce10" table:number-columns-repeated="3"/>
          <table:table-cell table:number-columns-repeated="2"/>
          <table:table-cell table:style-name="ce10"/>
          <table:table-cell table:number-columns-repeated="2"/>
          <table:table-cell office:value-type="string">
            <text:p>German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Stemmed=True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OnlyEng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4" office:value-type="string">
            <text:p>Total: 35</text:p>
          </table:table-cell>
          <table:table-cell table:number-columns-repeated="1014"/>
        </table:table-row>
        <table:table-row table:style-name="ro6">
          <table:table-cell table:style-name="ce2" office:value-type="string">
            <text:p>Category</text:p>
          </table:table-cell>
          <table:table-cell table:style-name="ce12" office:value-type="float" office:value="2.4390243902439">
            <text:p>2.4390243902</text:p>
          </table:table-cell>
          <table:table-cell table:style-name="ce13" office:value-type="float" office:value="2.796875">
            <text:p>2.796875</text:p>
          </table:table-cell>
          <table:table-cell table:style-name="ce10"/>
          <table:table-cell table:number-columns-repeated="2"/>
          <table:table-cell table:style-name="ce10"/>
          <table:table-cell table:number-columns-repeated="1017"/>
        </table:table-row>
        <table:table-row table:style-name="ro6">
          <table:table-cell table:style-name="ce2" office:value-type="string">
            <text:p>Description</text:p>
          </table:table-cell>
          <table:table-cell table:style-name="ce13" office:value-type="float" office:value="0.401125682444982">
            <text:p>0.4011256824</text:p>
          </table:table-cell>
          <table:table-cell table:style-name="ce15" office:value-type="float" office:value="1.10275938189845">
            <text:p>1.1027593819</text:p>
          </table:table-cell>
          <table:table-cell table:style-name="ce10"/>
          <table:table-cell table:number-columns-repeated="2"/>
          <table:table-cell table:style-name="ce10"/>
          <table:table-cell table:number-columns-repeated="1017"/>
        </table:table-row>
        <table:table-row table:style-name="ro6">
          <table:table-cell table:style-name="ce2" office:value-type="string">
            <text:p>Name</text:p>
          </table:table-cell>
          <table:table-cell table:style-name="ce13" office:value-type="float" office:value="0.0337264666585692">
            <text:p>0.0337264667</text:p>
          </table:table-cell>
          <table:table-cell table:style-name="ce16" office:value-type="float" office:value="0.0581003236245955">
            <text:p>0.0581003236</text:p>
          </table:table-cell>
          <table:table-cell table:style-name="ce10"/>
          <table:table-cell table:number-columns-repeated="2"/>
          <table:table-cell table:style-name="ce10"/>
          <table:table-cell table:number-columns-repeated="1017"/>
        </table:table-row>
        <table:table-row table:style-name="ro6">
          <table:table-cell table:style-name="ce4"/>
          <table:table-cell table:style-name="ce10" table:number-columns-repeated="3"/>
          <table:table-cell table:number-columns-repeated="2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Stemmed=Fal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lyEng</text:p>
          </table:table-cell>
          <table:table-cell table:style-name="ce10"/>
          <table:table-cell table:number-columns-repeated="2"/>
          <table:table-cell table:style-name="ce10"/>
          <table:table-cell table:number-columns-repeated="1017"/>
        </table:table-row>
        <table:table-row table:style-name="ro6">
          <table:table-cell table:style-name="ce2" office:value-type="string">
            <text:p>Category</text:p>
          </table:table-cell>
          <table:table-cell table:style-name="ce12" office:value-type="float" office:value="2.4390243902439">
            <text:p>2.4390243902</text:p>
          </table:table-cell>
          <table:table-cell table:style-name="ce13" office:value-type="float" office:value="2.796875">
            <text:p>2.796875</text:p>
          </table:table-cell>
          <table:table-cell table:style-name="ce10"/>
          <table:table-cell table:number-columns-repeated="2"/>
          <table:table-cell table:style-name="ce10"/>
          <table:table-cell table:number-columns-repeated="1017"/>
        </table:table-row>
        <table:table-row table:style-name="ro6">
          <table:table-cell table:style-name="ce2" office:value-type="string">
            <text:p>Description</text:p>
          </table:table-cell>
          <table:table-cell table:style-name="ce13" office:value-type="float" office:value="0.361129055585017">
            <text:p>0.3611290556</text:p>
          </table:table-cell>
          <table:table-cell table:style-name="ce16" office:value-type="float" office:value="0.740310507346826">
            <text:p>0.7403105073</text:p>
          </table:table-cell>
          <table:table-cell table:style-name="ce10"/>
          <table:table-cell table:number-columns-repeated="2"/>
          <table:table-cell table:style-name="ce10"/>
          <table:table-cell table:number-columns-repeated="1017"/>
        </table:table-row>
        <table:table-row table:style-name="ro7">
          <table:table-cell table:style-name="ce2" office:value-type="string">
            <text:p>Name</text:p>
          </table:table-cell>
          <table:table-cell table:style-name="ce13" office:value-type="float" office:value="0.0308842479449011">
            <text:p>0.0308842479</text:p>
          </table:table-cell>
          <table:table-cell table:style-name="ce16" office:value-type="float" office:value="0.0475760783275999">
            <text:p>0.047576078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>
            <text:p>PLOT-2</text:p>
          </table:table-cell>
          <table:table-cell table:style-name="ce2" table:number-columns-repeated="6"/>
          <table:table-cell table:number-columns-repeated="1017"/>
        </table:table-row>
        <table:table-row table:style-name="ro8">
          <table:table-cell table:style-name="ce2"/>
          <table:table-cell table:style-name="ce2" office:value-type="string">
            <text:p>Category:All</text:p>
          </table:table-cell>
          <table:table-cell table:style-name="ce2" office:value-type="string">
            <text:p>Category:OnlyEng</text:p>
          </table:table-cell>
          <table:table-cell office:value-type="string">
            <text:p>Description:All</text:p>
          </table:table-cell>
          <table:table-cell table:style-name="Default" office:value-type="string">
            <text:p>Description:OnlyEng</text:p>
          </table:table-cell>
          <table:table-cell table:style-name="ce2" office:value-type="string">
            <text:p>Name:ALL</text:p>
          </table:table-cell>
          <table:table-cell table:style-name="ce2" office:value-type="string">
            <text:p>Name:OnlyEng</text:p>
          </table:table-cell>
          <table:table-cell table:number-columns-repeated="1017"/>
        </table:table-row>
        <table:table-row table:style-name="ro9">
          <table:table-cell office:value-type="string">
            <text:p>Unstemmed</text:p>
          </table:table-cell>
          <table:table-cell table:style-name="ce12" office:value-type="float" office:value="2.4390243902439">
            <text:p>2.4390243902</text:p>
          </table:table-cell>
          <table:table-cell table:style-name="ce13" office:value-type="float" office:value="2.796875">
            <text:p>2.796875</text:p>
          </table:table-cell>
          <table:table-cell table:style-name="ce13" office:value-type="float" office:value="0.361129055585017">
            <text:p>0.3611290556</text:p>
          </table:table-cell>
          <table:table-cell table:style-name="ce16" office:value-type="float" office:value="0.740310507346826">
            <text:p>0.7403105073</text:p>
          </table:table-cell>
          <table:table-cell table:style-name="ce13" office:value-type="float" office:value="0.0308842479449011">
            <text:p>0.0308842479</text:p>
          </table:table-cell>
          <table:table-cell table:style-name="ce16" office:value-type="float" office:value="0.0475760783275999">
            <text:p>0.0475760783</text:p>
          </table:table-cell>
          <table:table-cell table:style-name="Default" table:number-columns-repeated="3"/>
          <table:table-cell table:style-name="ce24"/>
          <table:table-cell table:style-name="Default"/>
          <table:table-cell table:number-columns-repeated="1012"/>
        </table:table-row>
        <table:table-row table:style-name="ro9">
          <table:table-cell office:value-type="string">
            <text:p>Stemmed</text:p>
          </table:table-cell>
          <table:table-cell table:style-name="ce12" office:value-type="float" office:value="2.4390243902439">
            <text:p>2.4390243902</text:p>
          </table:table-cell>
          <table:table-cell table:style-name="ce13" office:value-type="float" office:value="2.796875">
            <text:p>2.796875</text:p>
          </table:table-cell>
          <table:table-cell table:style-name="ce13" office:value-type="float" office:value="0.401125682444982">
            <text:p>0.4011256824</text:p>
          </table:table-cell>
          <table:table-cell table:style-name="ce15" office:value-type="float" office:value="1.10275938189845">
            <text:p>1.1027593819</text:p>
          </table:table-cell>
          <table:table-cell table:style-name="ce13" office:value-type="float" office:value="0.0337264666585692">
            <text:p>0.0337264667</text:p>
          </table:table-cell>
          <table:table-cell table:style-name="ce16" office:value-type="float" office:value="0.0581003236245955">
            <text:p>0.0581003236</text:p>
          </table:table-cell>
          <table:table-cell table:style-name="Default" table:number-columns-repeated="3"/>
          <table:table-cell table:style-name="ce24"/>
          <table:table-cell table:style-name="Default"/>
          <table:table-cell table:number-columns-repeated="1012"/>
        </table:table-row>
        <table:table-row table:style-name="ro9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24"/>
          <table:table-cell table:style-name="Default"/>
          <table:table-cell table:number-columns-repeated="1012"/>
        </table:table-row>
        <table:table-row table:style-name="ro9" table:number-rows-repeated="9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24"/>
          <table:table-cell table:style-name="Default"/>
          <table:table-cell table:number-columns-repeated="1012"/>
        </table:table-row>
        <table:table-row table:style-name="ro9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24"/>
          <table:table-cell table:style-name="Default"/>
          <table:table-cell table:number-columns-repeated="1012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>
            <draw:frame table:end-cell-address="Sheet2.H22" table:end-x="0.0756in" table:end-y="0.0205in" draw:z-index="0" draw:style-name="gr1" draw:text-style-name="P1" svg:width="6.2984in" svg:height="3.5362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2">
          <table:table-cell/>
        </table:table-row>
        <table:table-row table:style-name="ro1">
          <table:table-cell>
            <draw:frame table:end-cell-address="Sheet2.H45" table:end-x="0.0764in" table:end-y="0.0276in" draw:z-index="1" draw:style-name="gr1" draw:text-style-name="P1" svg:width="6.2988in" svg:height="3.5429in" svg:x="0.0004in" svg:y="0.000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2">
          <table:table-cell/>
        </table:table-row>
        <table:table-row table:style-name="ro1">
          <table:table-cell>
            <draw:frame table:end-cell-address="Sheet2.H68" table:end-x="0.0756in" table:end-y="0.0283in" draw:z-index="2" draw:style-name="gr1" draw:text-style-name="P1" svg:width="6.2984in" svg:height="3.5437in" svg:x="0in" svg:y="0.0004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22">
          <table:table-cell/>
        </table:table-row>
        <table:table-row table:style-name="ro1">
          <table:table-cell>
            <draw:frame table:end-cell-address="Sheet2.G92" table:end-x="0.7575in" table:end-y="0.1319in" draw:z-index="3" draw:style-name="gr1" draw:text-style-name="P1" svg:width="6.0909in" svg:height="3.8146in" svg:x="0.0004in" svg:y="0.0008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12/07/2015</text:date>, <text:time>21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adhikari</meta:initial-creator>
    <meta:creation-date>2015-12-05T09:53:47</meta:creation-date>
    <dc:date>2015-12-07T21:23:40</dc:date>
    <dc:creator>Naresh adhikari</dc:creator>
    <meta:editing-duration>P1DT4H43M8S</meta:editing-duration>
    <meta:editing-cycles>59</meta:editing-cycles>
    <meta:generator>OpenOffice/4.1.1$Unix OpenOffice.org_project/411m6$Build-9775</meta:generator>
    <meta:document-statistic meta:table-count="3" meta:cell-count="106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-color="#6666ff"/>
      <style:text-properties fo:color="#3333ff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2" style:family="chart" style:data-style-name="N117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420e"/>
      <style:text-properties fo:font-size="8pt" fo:font-style="italic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83cm" xlink:href="." xlink:type="simple" chart:class="chart:bar" chart:style-name="ch1">
        <chart:title svg:x="4.119cm" svg:y="0.315cm" chart:style-name="ch2">
          <text:p>Sparsity of Attrbutes By Language Sets</text:p>
        </chart:title>
        <chart:subtitle svg:x="3.841cm" svg:y="1.273cm" chart:style-name="ch3">
          <text:p>Pure English vs All Languages Terms (Stemed)</text:p>
        </chart:subtitle>
        <chart:legend chart:legend-position="top" svg:x="6.594cm" svg:y="2.141cm" style:legend-expansion="wide" chart:style-name="ch4"/>
        <chart:plot-area chart:style-name="ch5" chart:data-source-has-labels="both" svg:x="1.33cm" svg:y="3.097cm" svg:width="14.031cm" svg:height="4.677cm">
          <chartooo:coordinate-region svg:x="2.057cm" svg:y="3.296cm" svg:width="13.304cm" svg:height="3.831cm"/>
          <chart:axis chart:dimension="x" chart:name="primary-x" chart:style-name="ch6" chartooo:axis-type="auto">
            <chartooo:date-scale/>
            <chart:title svg:x="6.098cm" svg:y="7.954cm" chart:style-name="ch7">
              <text:p>Attributes of Android App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352cm" chart:style-name="ch9">
              <text:p>Sparsity(%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</table:table-cell>
              <table:table-cell office:value-type="string">
                <text:p>OnlyEng</text:p>
              </table:table-cell>
            </table:table-row>
          </table:table-header-rows>
          <table:table-rows>
            <table:table-row>
              <table:table-cell office:value-type="string">
                <text:p>Category</text:p>
              </table:table-cell>
              <table:table-cell office:value-type="float" office:value="2.439024">
                <text:p>2.439024</text:p>
              </table:table-cell>
              <table:table-cell office:value-type="float" office:value="2.9275">
                <text:p>2.9275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0.113673999343342">
                <text:p>0.113673999343342</text:p>
              </table:table-cell>
              <table:table-cell office:value-type="float" office:value="0.580074626865672">
                <text:p>0.580074626865672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0581003236245955">
                <text:p>0.0581003236245955</text:p>
              </table:table-cell>
              <table:table-cell office:value-type="float" office:value="0.0337264666585692">
                <text:p>0.0337264666585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color="#3333ff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2" style:family="chart" style:data-style-name="N117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67cm" svg:y="0.316cm" chart:style-name="ch2">
          <text:p>Sparsity of Attributes By Language Sets</text:p>
        </chart:title>
        <chart:subtitle svg:x="3.63cm" svg:y="0.975cm" chart:style-name="ch3">
          <text:p>Pure English vs All Languages Terms (Unstemed)</text:p>
        </chart:subtitle>
        <chart:legend chart:legend-position="end" svg:x="13.922cm" svg:y="3.952cm" style:legend-expansion="high" chart:style-name="ch4"/>
        <chart:plot-area chart:style-name="ch5" chart:data-source-has-labels="both" svg:x="1.331cm" svg:y="1.843cm" svg:width="12.111cm" svg:height="5.994cm">
          <chartooo:coordinate-region svg:x="2.058cm" svg:y="2.043cm" svg:width="11.384cm" svg:height="5.147cm"/>
          <chart:axis chart:dimension="x" chart:name="primary-x" chart:style-name="ch6" chartooo:axis-type="auto">
            <chartooo:date-scale/>
            <chart:title svg:x="5.139cm" svg:y="8.018cm" chart:style-name="ch7">
              <text:p>Attributes of Android App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757cm" chart:style-name="ch9">
              <text:p>Sparsity(%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</table:table-cell>
              <table:table-cell office:value-type="string">
                <text:p>OnlyEng</text:p>
              </table:table-cell>
            </table:table-row>
          </table:table-header-rows>
          <table:table-rows>
            <table:table-row>
              <table:table-cell office:value-type="string">
                <text:p>Category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2.796875">
                <text:p>2.796875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0.361129055585017">
                <text:p>0.361129055585017</text:p>
              </table:table-cell>
              <table:table-cell office:value-type="float" office:value="0.740310507346826">
                <text:p>0.740310507346826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0308842479449011">
                <text:p>0.0308842479449011</text:p>
              </table:table-cell>
              <table:table-cell office:value-type="float" office:value="0.0475760783275999">
                <text:p>0.0475760783275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3.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2cm" xlink:href="." xlink:type="simple" chart:class="chart:line" chart:style-name="ch1">
        <chart:title svg:x="4.873cm" svg:y="0.316cm" chart:style-name="ch2">
          <text:p>Sparsity Across Language Sets</text:p>
        </chart:title>
        <chart:subtitle svg:x="6.844cm" svg:y="1.275cm" chart:style-name="ch3">
          <text:p>UnStemmed</text:p>
        </chart:subtitle>
        <chart:legend chart:legend-position="top" svg:x="4.3cm" svg:y="2.143cm" style:legend-expansion="wide" chart:style-name="ch4"/>
        <chart:plot-area chart:style-name="ch5" chart:data-source-has-labels="both" svg:x="1.33cm" svg:y="3.101cm" svg:width="14.031cm" svg:height="4.74cm">
          <chartooo:coordinate-region svg:x="2.057cm" svg:y="3.301cm" svg:width="12.641cm" svg:height="3.893cm"/>
          <chart:axis chart:dimension="x" chart:name="primary-x" chart:style-name="ch6" chartooo:axis-type="auto">
            <chartooo:date-scale/>
            <chart:title svg:x="7.27cm" svg:y="7.408cm" chart:style-name="ch7">
              <text:p>Language Set</text:p>
            </chart:title>
            <chart:categories table:cell-range-address="local-table.$B$1:.$C$1"/>
            <chart:grid chart:style-name="ch8" chart:class="major"/>
          </chart:axis>
          <chart:axis chart:dimension="y" chart:name="primary-y" chart:style-name="ch9">
            <chart:title svg:x="0.451cm" svg:y="6.428cm" chart:style-name="ch10">
              <text:p>Sparsity (%)</text:p>
            </chart:title>
            <chart:grid chart:style-name="ch8" chart:class="major"/>
          </chart:axis>
          <chart:series chart:style-name="ch11" chart:values-cell-range-address="local-table.$B$2:.$C$2" chart:label-cell-address="local-table.$A$2" chart:class="chart:line">
            <chart:data-point chart:repeated="2"/>
          </chart:series>
          <chart:series chart:style-name="ch12" chart:values-cell-range-address="local-table.$B$3:.$C$3" chart:label-cell-address="local-table.$A$3" chart:class="chart:line">
            <chart:data-point chart:repeated="2"/>
          </chart:series>
          <chart:series chart:style-name="ch13" chart:values-cell-range-address="local-table.$B$4:.$C$4" chart:label-cell-address="local-table.$A$4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</table:table-cell>
              <table:table-cell office:value-type="string">
                <text:p>OnlyEng</text:p>
              </table:table-cell>
            </table:table-row>
          </table:table-header-rows>
          <table:table-rows>
            <table:table-row>
              <table:table-cell office:value-type="string">
                <text:p>Category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2.796875">
                <text:p>2.796875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0.361129055585017">
                <text:p>0.361129055585017</text:p>
              </table:table-cell>
              <table:table-cell office:value-type="float" office:value="0.740310507346826">
                <text:p>0.740310507346826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0308842479449011">
                <text:p>0.0308842479449011</text:p>
              </table:table-cell>
              <table:table-cell office:value-type="float" office:value="0.0475760783275999">
                <text:p>0.0475760783275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8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72cm" svg:height="9.69cm" xlink:href="." xlink:type="simple" chart:class="chart:line" chart:style-name="ch1">
        <chart:title svg:x="1.453cm" svg:y="0.53cm" chart:style-name="ch2">
          <text:p>Sparsity: Stemming Vs Unstemming Vectorization</text:p>
        </chart:title>
        <chart:legend chart:legend-position="end" svg:x="10.353cm" svg:y="3.182cm" style:legend-expansion="high" chart:style-name="ch3"/>
        <chart:plot-area chart:style-name="ch4" chart:data-source-has-labels="both" svg:x="1.248cm" svg:y="1.687cm" svg:width="9.113cm" svg:height="6.744cm">
          <chartooo:coordinate-region svg:x="2.24cm" svg:y="1.886cm" svg:width="7.312cm" svg:height="5.898cm"/>
          <chart:axis chart:dimension="x" chart:name="primary-x" chart:style-name="ch5" chartooo:axis-type="auto">
            <chartooo:date-scale/>
            <chart:title svg:x="4.017cm" svg:y="8.625cm" chart:style-name="ch6">
              <text:p>Vectorization Typ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6.01cm" chart:style-name="ch8">
              <text:p>Sparsity  (%)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line">
            <chart:data-point chart:repeated="2"/>
          </chart:series>
          <chart:series chart:style-name="ch11" chart:values-cell-range-address="local-table.$C$2:.$C$3" chart:label-cell-address="local-table.$C$1" chart:class="chart:line">
            <chart:data-point chart:repeated="2"/>
          </chart:series>
          <chart:series chart:style-name="ch12" chart:values-cell-range-address="local-table.$D$2:.$D$3" chart:label-cell-address="local-table.$D$1" chart:class="chart:line">
            <chart:data-point chart:repeated="2"/>
          </chart:series>
          <chart:series chart:style-name="ch13" chart:values-cell-range-address="local-table.$E$2:.$E$3" chart:label-cell-address="local-table.$E$1" chart:class="chart:line">
            <chart:data-point chart:repeated="2"/>
          </chart:series>
          <chart:series chart:style-name="ch14" chart:values-cell-range-address="local-table.$F$2:.$F$3" chart:label-cell-address="local-table.$F$1" chart:class="chart:line">
            <chart:data-point chart:repeated="2"/>
          </chart:series>
          <chart:series chart:style-name="ch15" chart:values-cell-range-address="local-table.$G$2:.$G$3" chart:label-cell-address="local-table.$G$1" chart:class="chart:line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:All</text:p>
              </table:table-cell>
              <table:table-cell office:value-type="string">
                <text:p>Category:OnlyEng</text:p>
              </table:table-cell>
              <table:table-cell office:value-type="string">
                <text:p>Description:All</text:p>
              </table:table-cell>
              <table:table-cell office:value-type="string">
                <text:p>Description:OnlyEng</text:p>
              </table:table-cell>
              <table:table-cell office:value-type="string">
                <text:p>Name:ALL</text:p>
              </table:table-cell>
              <table:table-cell office:value-type="string">
                <text:p>Name:OnlyEng</text:p>
              </table:table-cell>
            </table:table-row>
          </table:table-header-rows>
          <table:table-rows>
            <table:table-row>
              <table:table-cell office:value-type="string">
                <text:p>Unstemmed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2.796875">
                <text:p>2.796875</text:p>
              </table:table-cell>
              <table:table-cell office:value-type="float" office:value="0.361129055585017">
                <text:p>0.361129055585017</text:p>
              </table:table-cell>
              <table:table-cell office:value-type="float" office:value="0.740310507346826">
                <text:p>0.740310507346826</text:p>
              </table:table-cell>
              <table:table-cell office:value-type="float" office:value="0.0308842479449011">
                <text:p>0.0308842479449011</text:p>
              </table:table-cell>
              <table:table-cell office:value-type="float" office:value="0.0475760783275999">
                <text:p>0.0475760783275999</text:p>
              </table:table-cell>
            </table:table-row>
            <table:table-row>
              <table:table-cell office:value-type="string">
                <text:p>Stemmed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2.796875">
                <text:p>2.796875</text:p>
              </table:table-cell>
              <table:table-cell office:value-type="float" office:value="0.401125682444982">
                <text:p>0.401125682444982</text:p>
              </table:table-cell>
              <table:table-cell office:value-type="float" office:value="1.10275938189845">
                <text:p>1.10275938189845</text:p>
              </table:table-cell>
              <table:table-cell office:value-type="float" office:value="0.0337264666585692">
                <text:p>0.0337264666585692</text:p>
              </table:table-cell>
              <table:table-cell office:value-type="float" office:value="0.0581003236245955">
                <text:p>0.0581003236245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